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 in mA +-10 mA</text:p>
          </table:table-cell>
          <table:table-cell office:value-type="string" calcext:value-type="string">
            <text:p>P in mW +- 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17" calcext:value-type="float">
            <text:p>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2:32:56.033495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2:13:02.101602930</meta:creation-date>
    <dc:title>Tables</dc:title>
    <dc:date>2016-06-10T12:33:06.885845941</dc:date>
    <meta:editing-duration>PT3M24S</meta:editing-duration>
    <meta:editing-cycles>5</meta:editing-cycles>
    <meta:generator>LibreOffice/5.1.3.2$Linux_X86_64 LibreOffice_project/10m0$Build-2</meta:generator>
    <meta:document-statistic meta:table-count="1" meta:cell-count="78" meta:object-count="0"/>
  </office:meta>
</office:document-meta>
</file>